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09" officeooo:paragraph-rsid="00144f09"/>
    </style:style>
    <style:style style:name="P2" style:family="paragraph" style:parent-style-name="Standard">
      <style:text-properties officeooo:rsid="00162e33" officeooo:paragraph-rsid="00162e33"/>
    </style:style>
    <style:style style:name="P3" style:family="paragraph" style:parent-style-name="Standard">
      <style:text-properties officeooo:rsid="00162e33" officeooo:paragraph-rsid="001e68d9"/>
    </style:style>
    <style:style style:name="P4" style:family="paragraph" style:parent-style-name="Standard">
      <style:text-properties officeooo:rsid="00195044" officeooo:paragraph-rsid="00195044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oma" fo:font-size="11pt" officeooo:rsid="00195044" officeooo:paragraph-rsid="00195044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9504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eae3d"/>
    </style:style>
    <style:style style:name="P8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officeooo:rsid="00195044" officeooo:paragraph-rsid="001eae3d"/>
    </style:style>
    <style:style style:name="P9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officeooo:paragraph-rsid="001eae3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oma" fo:font-size="11pt" officeooo:paragraph-rsid="00195044" style:font-size-asian="11pt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oma" fo:font-size="11pt" officeooo:paragraph-rsid="001eae3d" style:font-size-asian="11pt" style:font-size-complex="11pt"/>
    </style:style>
    <style:style style:name="P12" style:family="paragraph" style:parent-style-name="Standard">
      <style:text-properties officeooo:rsid="00282352" officeooo:paragraph-rsid="00282352"/>
    </style:style>
    <style:style style:name="P13" style:family="paragraph" style:parent-style-name="Standard">
      <style:text-properties officeooo:rsid="00162e33" officeooo:paragraph-rsid="00162e33"/>
    </style:style>
    <style:style style:name="T1" style:family="text">
      <style:text-properties officeooo:rsid="00162e33"/>
    </style:style>
    <style:style style:name="T2" style:family="text">
      <style:text-properties officeooo:rsid="00195044"/>
    </style:style>
    <style:style style:name="T3" style:family="text">
      <style:text-properties style:font-name="Loma" fo:font-size="11pt" style:font-size-asian="11pt" style:font-size-complex="11pt"/>
    </style:style>
    <style:style style:name="T4" style:family="text">
      <style:text-properties style:font-name="Loma" fo:font-size="11pt" fo:font-weight="bold" style:font-size-asian="11pt" style:font-weight-asian="bold" style:font-size-complex="11pt"/>
    </style:style>
    <style:style style:name="T5" style:family="text">
      <style:text-properties officeooo:rsid="001e68d9"/>
    </style:style>
    <style:style style:name="T6" style:family="text">
      <style:text-properties officeooo:rsid="00282352"/>
    </style:style>
    <style:style style:name="T7" style:family="text">
      <style:text-properties officeooo:rsid="002a3caf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<text:s/>TO <text:s/>RUN <text:s/>THE <text:s/>PROJECT <text:s/>USING <text:s text:c="2"/>BASH SCRIPT</text:p>
      <text:p text:style-name="P12">Step 1:Move the frontend project folder(FRONTEND_LATEST),backend project folder(BACKEND LATEST), environment script(venv.sh) and server running script(IICB.sh) in home directory) </text:p>
      <text:p text:style-name="P1">Step <text:span text:style-name="T6">2</text:span>:First we will be putting the required path ,port and ip in configuration.ini file as required.</text:p>
      <text:p text:style-name="P1">Step <text:span text:style-name="T6">3</text:span>.Mention the FRONTEND_FOLDER_PATH , BACKEND_FOLDER_PATH <text:tab/>,ENV_FILE_PATH <text:s/>and PACKAGE_PATH.</text:p>
      <text:p text:style-name="P1"><text:s text:c="12"/>Please note that venv folder must be under the backend folder .The requirement.txt path <text:s text:c="3"/><text:tab/>must <text:s/>be mentioned under PACKAGE_PATH in configuration.ini</text:p>
      <text:p text:style-name="P1">Step <text:span text:style-name="T6">4</text:span>:<text:span text:style-name="T1">Mention the IP_ADDRESS of the server,BACKEND_PORT and FRONTEND_PORT</text:span></text:p>
      <text:p text:style-name="P2">Step <text:span text:style-name="T6">5</text:span>:Check the PORT on which apache2 server is running and mention it under APACHE_PORT</text:p>
      <text:p text:style-name="P2"/>
      <text:p text:style-name="P2">Step <text:span text:style-name="T6">6</text:span>:Please check that APACHE server must be running on http://IP_ADDRESS:APACHE_PORT</text:p>
      <text:p text:style-name="P2"/>
      <text:p text:style-name="P2">Step <text:span text:style-name="T6">7</text:span>:Check the db configuration under configuration.ini</text:p>
      <text:p text:style-name="P2"/>
      <text:p text:style-name="P2"/>
      <text:p text:style-name="P2">Step <text:span text:style-name="T6">8</text:span>:RUN THE FOLLOWING COMMAND to build environment frontend and backend</text:p>
      <text:p text:style-name="P3"><text:tab/>bash venv.sh</text:p>
      <text:p text:style-name="P3"><text:s text:c="10"/><text:span text:style-name="T5"><text:s/></text:span></text:p>
      <text:p text:style-name="P2"/>
      <text:p text:style-name="P4">Step <text:span text:style-name="T6">9</text:span>: <text:span text:style-name="T3">go to path in venv folder eg.</text:span></text:p>
      <text:p text:style-name="P5">/home/azure/PycharmProjects/BACKEND_LATEST/IICB/venv/lib/python3.5/site-packages/django/db/backends/mysql</text:p>
      <text:p text:style-name="P6"><text:span text:style-name="T3">And edit 2 files : - </text:span><text:span text:style-name="T4">base.py</text:span><text:span text:style-name="T3"> (find out the lines : </text:span></text:p>
      <text:p text:style-name="P10">if version &lt; (1, 3, 13):</text:p>
      <text:p text:style-name="P10">raise ImproperlyConfigured('mysqlclient 1.3.13 or newer is required; you have %s.' % Database.__version__)</text:p>
      <text:p text:style-name="P10">and comment them out.</text:p>
      <text:p text:style-name="P6"><text:span text:style-name="T3">In </text:span><text:span text:style-name="T4">Operations.py </text:span><text:span text:style-name="T3">file change the following line </text:span></text:p>
      <text:p text:style-name="P10">if query is not None:</text:p>
      <text:p text:style-name="P10"><text:s text:c="12"/>query = query.decode(errors='replace')</text:p>
      <text:p text:style-name="P4"><text:span text:style-name="Source_20_Text"><text:span text:style-name="T3"><text:s text:c="8"/>return query</text:span></text:span></text:p>
      <text:p text:style-name="P7"><text:span text:style-name="T3">In </text:span><text:span text:style-name="T4">Operations.py </text:span><text:span text:style-name="T3">file change the following line </text:span></text:p>
      <text:p text:style-name="P11">if query is not None:</text:p>
      <text:p text:style-name="P11"><text:s text:c="12"/>query = query.<text:span text:style-name="T9">decode(</text:span>errors='replace')</text:p>
      <text:p text:style-name="P9"><text:span text:style-name="Source_20_Text"><text:span text:style-name="T3"><text:s text:c="8"/>return query</text:span></text:span></text:p>
      <text:p text:style-name="P7">as follows:</text:p>
      <text:p text:style-name="P7"/>
      <text:p text:style-name="P11">if query is not None:</text:p>
      <text:p text:style-name="P11"><text:s text:c="12"/>query = query.<text:span text:style-name="T9">encode</text:span>(errors='replace')</text:p>
      <text:p text:style-name="P8"><text:span text:style-name="Source_20_Text"><text:span text:style-name="T3"><text:s text:c="8"/>return query</text:span></text:span></text:p>
      <text:p text:style-name="P2"><text:tab/><text:tab/></text:p>
      <text:p text:style-name="P2"><text:soft-page-break/>Step <text:span text:style-name="T6">10</text:span>: RUN THE FOLLOWING COMMAND to start both the servers together frontend and <text:s text:c="3"/><text:tab/>backend.</text:p>
      <text:p text:style-name="P2"><text:s text:c="24"/>bash IICB.sh</text:p>
      <text:p text:style-name="P2"><text:tab/><text:tab/></text:p>
      <text:p text:style-name="P2"/>
      <text:p text:style-name="P2"/>
      <text:p text:style-name="P2">NB:</text:p>
      <text:p text:style-name="P2">We have 5 files </text:p>
      <text:p text:style-name="P2"><text:tab/>configuration.ini </text:p>
      <text:p text:style-name="P2"><text:tab/>venv.sh</text:p>
      <text:p text:style-name="P2"><text:tab/>IICB.sh</text:p>
      <text:p text:style-name="P2"><text:tab/>FRONTEND_LATEST</text:p>
      <text:p text:style-name="P2"><text:tab/>BACKEND_LATEST</text:p>
      <text:p text:style-name="P2"/>
      <text:p text:style-name="P2"/>
      <text:p text:style-name="P2"/>
      <text:p text:style-name="P2"/>
      <text:p text:style-name="P2">**********************<text:span text:style-name="T7">Thank You******************************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39:33.534647918</meta:creation-date>
    <dc:date>2019-11-14T15:17:59.510601611</dc:date>
    <meta:editing-duration>PT2H5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47" meta:character-count="2008" meta:non-whitespace-character-count="1659"/>
  </office:meta>
</office:document-meta>
</file>